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9.275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177cm"/>
    </style:style>
    <style:style style:name="co14" style:family="table-column">
      <style:table-column-properties fo:break-before="auto" style:column-width="8.26cm"/>
    </style:style>
    <style:style style:name="co15" style:family="table-column">
      <style:table-column-properties fo:break-before="auto" style:column-width="0.55cm"/>
    </style:style>
    <style:style style:name="co16" style:family="table-column">
      <style:table-column-properties fo:break-before="auto" style:column-width="6.918cm"/>
    </style:style>
    <style:style style:name="co17" style:family="table-column">
      <style:table-column-properties fo:break-before="auto" style:column-width="16.884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732cm" fo:break-before="auto" style:use-optimal-row-height="false"/>
    </style:style>
    <style:style style:name="ro6" style:family="table-row">
      <style:table-row-properties style:row-height="3.706cm" fo:break-before="auto" style:use-optimal-row-height="false"/>
    </style:style>
    <style:style style:name="ro7" style:family="table-row">
      <style:table-row-properties style:row-height="2.127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2.06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1.251cm" fo:break-before="auto" style:use-optimal-row-height="true"/>
    </style:style>
    <style:style style:name="ro14" style:family="table-row">
      <style:table-row-properties style:row-height="0.848cm" fo:break-before="auto" style:use-optimal-row-height="true"/>
    </style:style>
    <style:style style:name="ro15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ffe994" fo:border="none" style:vertical-align="middle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63" style:family="table-cell" style:parent-style-name="Default">
      <style:table-cell-properties fo:border="none"/>
      <style:text-properties style:use-window-font-color="true"/>
    </style:style>
    <style:style style:name="ce6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66" style:family="table-cell" style:parent-style-name="Default">
      <style:text-properties style:use-window-font-color="true"/>
    </style:style>
    <style:style style:name="ce67" style:family="table-cell" style:parent-style-name="Default">
      <style:table-cell-properties fo:background-color="#ffe994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ackground-color="transparent" fo:wrap-option="wrap" style:vertical-align="middle"/>
      <style:text-properties style:use-window-font-color="true"/>
    </style:style>
    <style:style style:name="ce69" style:family="table-cell" style:parent-style-name="Default">
      <style:table-cell-properties style:vertical-align="middle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fo:background-color="transparent"/>
      <style:text-properties style:use-window-font-color="true"/>
    </style:style>
    <style:style style:name="ce73" style:family="table-cell" style:parent-style-name="Default">
      <style:table-cell-properties fo:background-color="#729fcf" fo:border="none" style:vertical-align="middle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transparent" fo:border="none" style:vertical-align="middle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transparent" style:vertical-align="middle"/>
    </style:style>
    <style:style style:name="ce78" style:family="table-cell" style:parent-style-name="Default">
      <style:table-cell-properties fo:background-color="#729fcf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wrap-option="wrap" style:vertical-align="middle"/>
    </style:style>
    <style:style style:name="ce80" style:family="table-cell" style:parent-style-name="Default">
      <style:table-cell-properties style:vertical-align="middle"/>
      <style:text-properties style:use-window-font-color="true"/>
    </style:style>
    <style:style style:name="ce81" style:family="table-cell" style:parent-style-name="Default">
      <style:table-cell-properties fo:background-color="#ff6d6d" fo:border="none" style:vertical-align="middle"/>
      <style:text-properties style:use-window-font-color="true"/>
    </style:style>
    <style:style style:name="ce82" style:family="table-cell" style:parent-style-name="Default">
      <style:table-cell-properties fo:background-color="#ff6d6d" fo:wrap-option="wrap" fo:border="none" style:vertical-align="middle"/>
      <style:text-properties style:use-window-font-color="true"/>
    </style:style>
    <style:style style:name="ce83" style:family="table-cell" style:parent-style-name="Default">
      <style:table-cell-properties fo:background-color="#ffb66c" fo:border="none" style:vertical-align="middle"/>
      <style:text-properties style:use-window-font-color="true"/>
    </style:style>
    <style:style style:name="ce84" style:family="table-cell" style:parent-style-name="Default">
      <style:table-cell-properties fo:background-color="#ffb66c" fo:wrap-option="wrap" fo:border="none" style:vertical-align="middle"/>
      <style:text-properties style:use-window-font-color="true"/>
    </style:style>
    <style:style style:name="ce85" style:family="table-cell" style:parent-style-name="Default">
      <style:table-cell-properties fo:background-color="#5983b0" fo:border="none" style:vertical-align="middle"/>
      <style:text-properties style:use-window-font-color="true"/>
    </style:style>
    <style:style style:name="ce86" style:family="table-cell" style:parent-style-name="Default">
      <style:table-cell-properties fo:background-color="#5983b0" fo:wrap-option="wrap" fo:border="none" style:vertical-align="middle"/>
      <style:text-properties style:use-window-font-color="true"/>
    </style:style>
    <style:style style:name="ce91" style:family="table-cell" style:parent-style-name="Default">
      <style:table-cell-properties fo:background-color="#81aca6" fo:border="none" style:vertical-align="middle"/>
      <style:text-properties style:use-window-font-color="true"/>
    </style:style>
    <style:style style:name="ce92" style:family="table-cell" style:parent-style-name="Default">
      <style:table-cell-properties fo:background-color="transparent" fo:border="none"/>
      <style:text-properties style:use-window-font-color="true"/>
    </style:style>
    <style:style style:name="ce93" style:family="table-cell" style:parent-style-name="Default">
      <style:table-cell-properties fo:background-color="#81aca6" fo:wrap-option="wrap" fo:border="none" style:vertical-align="middle"/>
      <style:text-properties style:use-window-font-color="true"/>
    </style:style>
    <style:style style:name="ce94" style:family="table-cell" style:parent-style-name="Default">
      <style:table-cell-properties fo:background-color="#bf819e" fo:border="none" style:vertical-align="middle"/>
      <style:text-properties style:use-window-font-color="true"/>
    </style:style>
    <style:style style:name="ce95" style:family="table-cell" style:parent-style-name="Default">
      <style:table-cell-properties fo:background-color="#bf819e" fo:wrap-option="wrap" fo:border="none" style:vertical-align="middle"/>
      <style:text-properties style:use-window-font-color="true"/>
    </style:style>
    <style:style style:name="ce42" style:family="table-cell" style:parent-style-name="Default">
      <style:table-cell-properties fo:background-color="#afd095" fo:border="none" style:vertical-align="middle"/>
      <style:text-properties style:use-window-font-color="true"/>
    </style:style>
    <style:style style:name="ce55" style:family="table-cell" style:parent-style-name="Default">
      <style:table-cell-properties fo:background-color="#afd095" fo:wrap-option="wrap" fo:border="none" style:vertical-align="middle"/>
      <style:text-properties style:use-window-font-color="true"/>
    </style:style>
    <style:style style:name="ce65" style:family="table-cell" style:parent-style-name="Default">
      <style:table-cell-properties fo:background-color="#b2b2b2" fo:border="none" style:vertical-align="middle"/>
      <style:text-properties style:use-window-font-color="true"/>
    </style:style>
    <style:style style:name="ce34" style:family="table-cell" style:parent-style-name="Default">
      <style:table-cell-properties fo:background-color="#afd095"/>
      <style:text-properties style:use-window-font-color="true"/>
    </style:style>
    <style:style style:name="ce36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style:vertical-align="middle"/>
      <style:text-properties style:use-window-font-color="true"/>
    </style:style>
    <style:style style:name="ce38" style:family="table-cell" style:parent-style-name="Default">
      <style:table-cell-properties fo:background-color="#afd095" fo:border="none"/>
      <style:text-properties style:use-window-font-color="true"/>
    </style:style>
    <style:style style:name="ce87" style:family="table-cell" style:parent-style-name="Default">
      <style:table-cell-properties fo:background-color="#b2b2b2" fo:wrap-option="wrap" fo:border="none" style:vertical-align="middle"/>
      <style:text-properties style:use-window-font-color="true"/>
    </style:style>
    <style:style style:name="ce35" style:family="table-cell" style:parent-style-name="Default">
      <style:table-cell-properties fo:background-color="#afd095" fo:wrap-option="wrap" style:vertical-align="middle"/>
      <style:text-properties style:use-window-font-color="true"/>
    </style:style>
    <style:style style:name="ce100" style:family="table-cell" style:parent-style-name="Default">
      <style:table-cell-properties fo:background-color="#ec9ba4" fo:border="none" style:vertical-align="middle"/>
      <style:text-properties style:use-window-font-color="true"/>
    </style:style>
    <style:style style:name="ce101" style:family="table-cell" style:parent-style-name="Default">
      <style:table-cell-properties fo:background-color="#ec9ba4" fo:wrap-option="wrap" fo:border="none" style:vertical-align="middle"/>
      <style:text-properties style:use-window-font-color="true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ardien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typeSkill</text:p>
          </table:table-cell>
          <table:table-cell table:style-name="ce61" office:value-type="string" calcext:value-type="string">
            <text:p>group</text:p>
          </table:table-cell>
          <table:table-cell table:style-name="ce61" office:value-type="string" calcext:value-type="string">
            <text:p>speciality</text:p>
          </table:table-cell>
          <table:table-cell table:style-name="ce61" office:value-type="string" calcext:value-type="string">
            <text:p>level</text:p>
          </table:table-cell>
          <table:table-cell table:style-name="ce61" office:value-type="string" calcext:value-type="string">
            <text:p>timeCasting</text:p>
          </table:table-cell>
          <table:table-cell table:style-name="ce61" office:value-type="string" calcext:value-type="string">
            <text:p>timeReloading</text:p>
          </table:table-cell>
          <table:table-cell table:style-name="ce61" office:value-type="string" calcext:value-type="string">
            <text:p>image</text:p>
          </table:table-cell>
          <table:table-cell table:style-name="ce67" office:value-type="string" calcext:value-type="string">
            <text:p>description</text:p>
          </table:table-cell>
          <table:table-cell table:style-name="ce61" office:value-type="string" calcext:value-type="string">
            <text:p>caractsUse</text:p>
          </table:table-cell>
          <table:table-cell table:style-name="ce61" office:value-type="string" calcext:value-type="string">
            <text:p>caractsTarget</text:p>
          </table:table-cell>
          <table:table-cell table:style-name="ce61" office:value-type="string" calcext:value-type="string">
            <text:p>effect</text:p>
          </table:table-cell>
          <table:table-cell table:style-name="ce61" office:value-type="string" calcext:value-type="string">
            <text:p>effect0</text:p>
          </table:table-cell>
          <table:table-cell table:style-name="ce61" office:value-type="string" calcext:value-type="string">
            <text:p>effect1</text:p>
          </table:table-cell>
          <table:table-cell table:style-name="ce61" office:value-type="string" calcext:value-type="string">
            <text:p>effect2</text:p>
          </table:table-cell>
          <table:table-cell table:style-name="ce61" office:value-type="string" calcext:value-type="string">
            <text:p>effect3</text:p>
          </table:table-cell>
          <table:table-cell table:style-name="ce69" table:number-columns-repeated="1007"/>
          <table:table-cell table:style-name="ce70"/>
        </table:table-row>
        <table:table-row table:style-name="ro2">
          <table:table-cell office:value-type="string" calcext:value-type="string">
            <text:p>Barrière de détourneme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projectiles qui vous touchent sont renvoyés vers ceux qui les ont lancés. Cela n'empêche toutefois pas ces projectiles d'avoir leur effet normal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voc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voque les ennemis tout autour de vous. Narguez-les pour qu'ils vous attaquent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amp de forc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Champ de force permet de créer une couche protectrice sur la cible. Un lien visible se crée entre le lanceur et la c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up handicap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stropie la cible et tous les autres personnages proches à l'aide d'un grand balayage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rbill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ffectuez une attaque tourbillonnante, qui inflige des dégâts physiques aux ennemis autour de vous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a tota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écute une terrible attaqu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ge gardie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dégâts subis par vos alliés à portée de corps à corps sont redirigés vers vou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i de rallieme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récupère de la vitalité et de l'armure magique en fonction du nombre d'alliés et de totems à proximité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jet du Chaos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<text:s/>+4 à la CA contre les attaques des créatures chaotiqu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ejet du Mal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+4 à la CA contre les attaques des créatures mauvais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uissance divin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Bonus à l’attaque, +6 en For et +1 pv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livrance de la paralysi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livre de la paralysie, d’immobilisation et de lenteur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Épée saint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’arme devient +5 et inflige +2d6 points de dégâts contre le Mal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rotection d’autrui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 PJ subit 1/2 dégâts à la place du su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nulation d’enchantement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ibère la cible des enchantements, des altérations, des malédictions et de la pétrificati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mmunité contre les sorts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mmunise le sujet contre 1 sort/4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nteau du Chao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+4 à la CA, bonus de résistance de +4 et RM de 25 contre les sorts de la Lo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iscours captiva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aptive à 30 m (+ 3 m/niveau) à la rond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ine" table:style-name="ta1">
        <table:table-column table:style-name="co1" table:default-cell-style-name="ce74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4" table:default-cell-style-name="ce77"/>
        <table:table-column table:style-name="co7" table:default-cell-style-name="ce77"/>
        <table:table-column table:style-name="co8" table:default-cell-style-name="ce79"/>
        <table:table-column table:style-name="co9" table:default-cell-style-name="ce74"/>
        <table:table-column table:style-name="co10" table:default-cell-style-name="ce77"/>
        <table:table-column table:style-name="co11" table:number-columns-repeated="5" table:default-cell-style-name="ce77"/>
        <table:table-column table:style-name="co12" table:number-columns-repeated="1007" table:default-cell-style-name="ce77"/>
        <table:table-column table:style-name="co12" table:default-cell-style-name="ce75"/>
        <table:table-row table:style-name="ro1"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typeSkill</text:p>
          </table:table-cell>
          <table:table-cell table:style-name="ce73" office:value-type="string" calcext:value-type="string">
            <text:p>group</text:p>
          </table:table-cell>
          <table:table-cell table:style-name="ce73" office:value-type="string" calcext:value-type="string">
            <text:p>speciality</text:p>
          </table:table-cell>
          <table:table-cell table:style-name="ce73" office:value-type="string" calcext:value-type="string">
            <text:p>level</text:p>
          </table:table-cell>
          <table:table-cell table:style-name="ce73" office:value-type="string" calcext:value-type="string">
            <text:p>timeCasting</text:p>
          </table:table-cell>
          <table:table-cell table:style-name="ce73" office:value-type="string" calcext:value-type="string">
            <text:p>timeReloading</text:p>
          </table:table-cell>
          <table:table-cell table:style-name="ce73" office:value-type="string" calcext:value-type="string">
            <text:p>image</text:p>
          </table:table-cell>
          <table:table-cell table:style-name="ce78" office:value-type="string" calcext:value-type="string">
            <text:p>description</text:p>
          </table:table-cell>
          <table:table-cell table:style-name="ce73" office:value-type="string" calcext:value-type="string">
            <text:p>caractsUse</text:p>
          </table:table-cell>
          <table:table-cell table:style-name="ce73" office:value-type="string" calcext:value-type="string">
            <text:p>caractsTarget</text:p>
          </table:table-cell>
          <table:table-cell table:style-name="ce73" office:value-type="string" calcext:value-type="string">
            <text:p>effect</text:p>
          </table:table-cell>
          <table:table-cell table:style-name="ce73" office:value-type="string" calcext:value-type="string">
            <text:p>effect0</text:p>
          </table:table-cell>
          <table:table-cell table:style-name="ce73" office:value-type="string" calcext:value-type="string">
            <text:p>effect1</text:p>
          </table:table-cell>
          <table:table-cell table:style-name="ce73" office:value-type="string" calcext:value-type="string">
            <text:p>effect2</text:p>
          </table:table-cell>
          <table:table-cell table:style-name="ce7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Piqué du phénix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bondissez dans les airs vers la position de la cible, en créant une surface de feu à l'atterrissage.</text:p>
          </table:table-cell>
          <table:table-cell office:value-type="string" calcext:value-type="string">
            <text:p>HA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afa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met d'exécuter trois attaques rapides, infligeant chacune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Contrôle des vents </text:p>
          </table:table-cell>
          <table:table-cell office:value-type="string" calcext:value-type="string">
            <text:p>UTILE</text:p>
          </table:table-cell>
          <table:table-cell table:style-name="ce75"/>
          <table:table-cell table:style-name="ce75" office:value-type="string" calcext:value-type="string">
            <text:p>Dervich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"/>
          <table:table-cell table:style-name="ce66" office:value-type="string" calcext:value-type="string">
            <text:p>Modifie la direction et la force du vent. </text:p>
          </table:table-cell>
          <table:table-cell office:value-type="string" calcext:value-type="string">
            <text:p>POU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gie des ombres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Dervich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eproduit les évocations de 4e niveau ou moins ; 20 % sont réelles. </text:p>
          </table:table-cell>
          <table:table-cell office:value-type="string" calcext:value-type="string">
            <text:p>POU</text:p>
          </table:table-cell>
          <table:table-cell table:style-name="Default"/>
          <table:table-cell table:number-columns-repeated="1013"/>
        </table:table-row>
        <table:table-row table:style-name="ro1" table:number-rows-repeated="49">
          <table:table-cell table:style-name="ce76"/>
          <table:table-cell table:style-name="Default" table:number-columns-repeated="8"/>
          <table:table-cell table:style-name="ce76"/>
          <table:table-cell table:style-name="Default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ssassin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1" office:value-type="string" calcext:value-type="string">
            <text:p>name</text:p>
          </table:table-cell>
          <table:table-cell table:style-name="ce81" office:value-type="string" calcext:value-type="string">
            <text:p>typeSkill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speciality</text:p>
          </table:table-cell>
          <table:table-cell table:style-name="ce81" office:value-type="string" calcext:value-type="string">
            <text:p>level</text:p>
          </table:table-cell>
          <table:table-cell table:style-name="ce81" office:value-type="string" calcext:value-type="string">
            <text:p>timeCasting</text:p>
          </table:table-cell>
          <table:table-cell table:style-name="ce81" office:value-type="string" calcext:value-type="string">
            <text:p>timeReloading</text:p>
          </table:table-cell>
          <table:table-cell table:style-name="ce81" office:value-type="string" calcext:value-type="string">
            <text:p>image</text:p>
          </table:table-cell>
          <table:table-cell table:style-name="ce82" office:value-type="string" calcext:value-type="string">
            <text:p>description</text:p>
          </table:table-cell>
          <table:table-cell table:style-name="ce81" office:value-type="string" calcext:value-type="string">
            <text:p>caractsUse</text:p>
          </table:table-cell>
          <table:table-cell table:style-name="ce81" office:value-type="string" calcext:value-type="string">
            <text:p>caractsTarget</text:p>
          </table:table-cell>
          <table:table-cell table:style-name="ce81" office:value-type="string" calcext:value-type="string">
            <text:p>effect</text:p>
          </table:table-cell>
          <table:table-cell table:style-name="ce81" office:value-type="string" calcext:value-type="string">
            <text:p>effect0</text:p>
          </table:table-cell>
          <table:table-cell table:style-name="ce81" office:value-type="string" calcext:value-type="string">
            <text:p>effect1</text:p>
          </table:table-cell>
          <table:table-cell table:style-name="ce81" office:value-type="string" calcext:value-type="string">
            <text:p>effect2</text:p>
          </table:table-cell>
          <table:table-cell table:style-name="ce8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office:value-type="string" calcext:value-type="string">
            <text:p>Marque sanguin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la cible ennemie. Si celle-ci meurt dans les 2 prochains tours, vous récupérez de la vitalité. En revanche, si la cible survit, c'est elle qui se soigne complètemen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li stratégiqu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aliser un bond surnaturel dans une direc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Écran de fumé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tout autour de vous un nuage de fumée qui vous dissimu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ag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et Handicap à la cibl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remiers secour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ut rendre des PV à la cible. Une fois possible par blessure. Supprime Handicap, Renversement, Cécité, Silence, Hémorragie, Brûlure, Empoisonnement et Maladie.</text:p>
          </table:table-cell>
          <table:table-cell office:value-type="string" calcext:value-type="string">
            <text:p>IN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coche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e flèche normale qui inflige des dégâts puis bifurque vers sa prochaine cible un maximum de 2 foi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ir dans le ciel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sautez dans les airs avant de tirer, ce qui vous permet de bénéficier d'un bonus aux dégât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ée de flèch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flèches s'abattent sur la zone ciblé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as de Morphé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use des dégâts physiques et inflige Atrophie : votre cible ne peut plus utiliser d'armes ni de compétences liées à celles-ci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e corromp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physiques et infligeant Putréfaction et Malad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uauté terrifiant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et infligeant Hémorragie et Terreur à la victim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ventail de poignard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ancez une dague sur chaque ennemi autour de vous, ce qui leur inflige des dégâts physiqu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Grâce félin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en Dex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 suprêm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nvisibilité, mais continue quand le sujet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ccord paralysan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 Immobilise un humanoïde pour 1 round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 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Sujet invisible pendant 1 minute/niveau ou jusqu’à ce qu’il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ise à mor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chève une créature mourante ; le PJ gagne temporairement 1d8 pv, +2 en Force et +1 niveau 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tection des passages secrets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les passages secrets à 18 m ou moin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llet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piège magique tout simp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tection des collets et des fosses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tecte pièges naturels ou primitif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">
          <table:table-cell table:style-name="Default" table:number-columns-repeated="3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5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retteu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typeSkill</text:p>
          </table:table-cell>
          <table:table-cell table:style-name="ce83" office:value-type="string" calcext:value-type="string">
            <text:p>group</text:p>
          </table:table-cell>
          <table:table-cell table:style-name="ce83" office:value-type="string" calcext:value-type="string">
            <text:p>speciality</text:p>
          </table:table-cell>
          <table:table-cell table:style-name="ce83" office:value-type="string" calcext:value-type="string">
            <text:p>level</text:p>
          </table:table-cell>
          <table:table-cell table:style-name="ce83" office:value-type="string" calcext:value-type="string">
            <text:p>timeCasting</text:p>
          </table:table-cell>
          <table:table-cell table:style-name="ce83" office:value-type="string" calcext:value-type="string">
            <text:p>timeReloading</text:p>
          </table:table-cell>
          <table:table-cell table:style-name="ce83" office:value-type="string" calcext:value-type="string">
            <text:p>image</text:p>
          </table:table-cell>
          <table:table-cell table:style-name="ce84" office:value-type="string" calcext:value-type="string">
            <text:p>description</text:p>
          </table:table-cell>
          <table:table-cell table:style-name="ce83" office:value-type="string" calcext:value-type="string">
            <text:p>caractsUse</text:p>
          </table:table-cell>
          <table:table-cell table:style-name="ce83" office:value-type="string" calcext:value-type="string">
            <text:p>caractsTarget</text:p>
          </table:table-cell>
          <table:table-cell table:style-name="ce83" office:value-type="string" calcext:value-type="string">
            <text:p>effect</text:p>
          </table:table-cell>
          <table:table-cell table:style-name="ce83" office:value-type="string" calcext:value-type="string">
            <text:p>effect0</text:p>
          </table:table-cell>
          <table:table-cell table:style-name="ce83" office:value-type="string" calcext:value-type="string">
            <text:p>effect1</text:p>
          </table:table-cell>
          <table:table-cell table:style-name="ce83" office:value-type="string" calcext:value-type="string">
            <text:p>effect2</text:p>
          </table:table-cell>
          <table:table-cell table:style-name="ce8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Au coeur de la mêlé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gagnez un bonus d’attaque si un allié est proche. Plus on est de fous, plus on rit 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ssau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attaquez à 4 reprises avec une rapidité stupéfiante, chacun de vos coups infligeant des dégâts physiques.</text:p>
          </table:table-cell>
          <table:table-cell table:number-columns-repeated="2" office:value-type="string" calcext:value-type="string">
            <text:p>VIG, HAB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Echauffeme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Berserker permet de booster temporairement la Vigueur et la compétence Combat. La Vigueur peut surpasser les limites du corps, soit 5... mais perdra alors 1 PV à la fin du Berserker. Si la Vigueur atteint ou surpasse 5, alors qu'avant il était plus bas... le lanceur gagne automatiquement 1 PV max en plus durant le Berserker. (Ce PV pris est temporaire, dû à la résistance physique d'une Vigueur à 5, et ne compte pas comme contrecoup)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ttaque éclai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DanseurSa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sse d'une cible à l'autre en touchant jusqu'à 2 cibles et inflige des dégâts physiques à chacune d'ell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Héroïs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Bret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aux jets d’attaque, jets de dégâts et tests de compétence ; immunité contre la terreur ; pv temporai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rcie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typeSkill</text:p>
          </table:table-cell>
          <table:table-cell table:style-name="ce85" office:value-type="string" calcext:value-type="string">
            <text:p>group</text:p>
          </table:table-cell>
          <table:table-cell table:style-name="ce85" office:value-type="string" calcext:value-type="string">
            <text:p>speciality</text:p>
          </table:table-cell>
          <table:table-cell table:style-name="ce85" office:value-type="string" calcext:value-type="string">
            <text:p>level</text:p>
          </table:table-cell>
          <table:table-cell table:style-name="ce85" office:value-type="string" calcext:value-type="string">
            <text:p>timeCasting</text:p>
          </table:table-cell>
          <table:table-cell table:style-name="ce85" office:value-type="string" calcext:value-type="string">
            <text:p>timeReloading</text:p>
          </table:table-cell>
          <table:table-cell table:style-name="ce85" office:value-type="string" calcext:value-type="string">
            <text:p>image</text:p>
          </table:table-cell>
          <table:table-cell table:style-name="ce86" office:value-type="string" calcext:value-type="string">
            <text:p>description</text:p>
          </table:table-cell>
          <table:table-cell table:style-name="ce85" office:value-type="string" calcext:value-type="string">
            <text:p>caractsUse</text:p>
          </table:table-cell>
          <table:table-cell table:style-name="ce85" office:value-type="string" calcext:value-type="string">
            <text:p>caractsTarget</text:p>
          </table:table-cell>
          <table:table-cell table:style-name="ce85" office:value-type="string" calcext:value-type="string">
            <text:p>effect</text:p>
          </table:table-cell>
          <table:table-cell table:style-name="ce85" office:value-type="string" calcext:value-type="string">
            <text:p>effect0</text:p>
          </table:table-cell>
          <table:table-cell table:style-name="ce85" office:value-type="string" calcext:value-type="string">
            <text:p>effect1</text:p>
          </table:table-cell>
          <table:table-cell table:style-name="ce85" office:value-type="string" calcext:value-type="string">
            <text:p>effect2</text:p>
          </table:table-cell>
          <table:table-cell table:style-name="ce8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2">
          <table:table-cell office:value-type="string" calcext:value-type="string">
            <text:p>Supernova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plose en créant des surfaces de feu et en infligeant des dégâts de feu dans une large zone tout autour de vou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Fouet de feu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ttaque à longue portée causant des dégâts de feu à une cible unique, tout en lui infligeant Cécité et Brûlur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Boule de feu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une sphère enflammée qui explose et inflige des dégâts de feu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Plui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une surface d'eau qui s'étend et éteint les flammes. Inflige l'état Humidité aux personnages présents dans la zon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5">
          <table:table-cell office:value-type="string" calcext:value-type="string">
            <text:p>Armure de giv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glace forme une barrière autour de la cible, ce qui lui confère un bonus défensif. Fait disparaître Brûlure, Empoisonnement, Etourdissement, Gel, Suffocation et Pétrification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froidissement climat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Coup de froid aux ennemis autour de vous, qui subissent des dégâts d'eau. Gèle toutes les surfaces vulnérable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Stase cryogén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alliée se retrouve cryogénisée, ce qui la rend incapable d'agir mais l'immunise contre tous les dégâts et la soigne sur la duré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Blizzard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 éclats de glace tombent du ciel. Chacun d'entre eux inflige des dégâts d'eau aux personnages qui se trouvent dans un rayon de 15m autour de la zone d'impact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Décharge électr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jette une décharge électrique infligeant des dégâts d'air à la cible. Inflige Etat de choc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cher électr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Etat de choc à une cible se trouvant à portée de main et lui cause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clair hébét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foudre tombe du ciel, causant des dégâts d'air à tous les personnages pris dans la zone d'effet et leur infligeant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ornad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ornade traverse aléatoirement le champ de bataille, supprimant les surfaces et révélant les personnages invisibles. Fait également disparaître Invisibilité, Brûlure et Lenteur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conduct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de longues étincelles sur tous les ennemis présents dans la zone d'effet, ce qui leur cause des dégâts d'air et leur inflige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Electrocution en chaîn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 éclair étourdissant qui se divise à l'impact un maximum de 8 fois dans un rayon de 8m et inflige des dégâts d'air à chaque cibl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Orag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empête fait rage dans la zone d'effet, et elle projette des éclairs sur les ennemis, chacun d'entre eux infligeant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mpaleme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pieux empalent tous les personnages et objets, leur infligeant Handicap et des dégâts de terr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Tremblement de ter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de terre et Renversement aux personnages ennemis et aux objets autour de vous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ruption pyroclast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usieurs rochers pleins de pétrole explosent en direction de tous les ennemis dans la zone d'effet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tempêt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mais 5d6 points de dégâts par éclai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foudr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Appelle la foudre (3d6 points de dégâts par éclair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Tempête de neig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éduit la visibilité et gêne les déplacement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ueurs hypnotiques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ascine (2d4 + niveau) DV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brûlant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hauff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gelé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èl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Œil indiscre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1d4 yeux flottants, +1/niveau, servant d’éclaireur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Bouclier magiqu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que invisible conférant +4 à la CA et protégeant des projectiles magiqu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grandiss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ouble la taille d’un humanoïd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à distanc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nvoie un message quelle que soit la dist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évitation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cible monte ou descend au gré d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Ténèbres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Obscurité surnaturelle sur 6 m de ray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ien télépathiqu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communiquer mentalem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Feuille mort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alentit la chut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apetiss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duit la taille d’un humanoïde de moiti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ot de <text:s/>rappel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éléporte le PJ à un endroit choisi à l’av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ccio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éléporte un objet visible dans sa mai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Vision lucid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voir les choses telles qu’elles so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étrification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ransforme la cible en stat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5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ocateu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91" office:value-type="string" calcext:value-type="string">
            <text:p>name</text:p>
          </table:table-cell>
          <table:table-cell table:style-name="ce91" office:value-type="string" calcext:value-type="string">
            <text:p>typeSkill</text:p>
          </table:table-cell>
          <table:table-cell table:style-name="ce91" office:value-type="string" calcext:value-type="string">
            <text:p>group</text:p>
          </table:table-cell>
          <table:table-cell table:style-name="ce91" office:value-type="string" calcext:value-type="string">
            <text:p>speciality</text:p>
          </table:table-cell>
          <table:table-cell table:style-name="ce91" office:value-type="string" calcext:value-type="string">
            <text:p>level</text:p>
          </table:table-cell>
          <table:table-cell table:style-name="ce91" office:value-type="string" calcext:value-type="string">
            <text:p>timeCasting</text:p>
          </table:table-cell>
          <table:table-cell table:style-name="ce91" office:value-type="string" calcext:value-type="string">
            <text:p>timeReloading</text:p>
          </table:table-cell>
          <table:table-cell table:style-name="ce91" office:value-type="string" calcext:value-type="string">
            <text:p>image</text:p>
          </table:table-cell>
          <table:table-cell table:style-name="ce93" office:value-type="string" calcext:value-type="string">
            <text:p>description</text:p>
          </table:table-cell>
          <table:table-cell table:style-name="ce91" office:value-type="string" calcext:value-type="string">
            <text:p>caractsUse</text:p>
          </table:table-cell>
          <table:table-cell table:style-name="ce91" office:value-type="string" calcext:value-type="string">
            <text:p>caractsTarget</text:p>
          </table:table-cell>
          <table:table-cell table:style-name="ce91" office:value-type="string" calcext:value-type="string">
            <text:p>effect</text:p>
          </table:table-cell>
          <table:table-cell table:style-name="ce91" office:value-type="string" calcext:value-type="string">
            <text:p>effect0</text:p>
          </table:table-cell>
          <table:table-cell table:style-name="ce91" office:value-type="string" calcext:value-type="string">
            <text:p>effect1</text:p>
          </table:table-cell>
          <table:table-cell table:style-name="ce91" office:value-type="string" calcext:value-type="string">
            <text:p>effect2</text:p>
          </table:table-cell>
          <table:table-cell table:style-name="ce9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Evocation d'incarn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pelle un élémentaire personnel correspondant à la surface de sol sur laquelle il est invoqué. Votre incarnation peut être renforcée à l'aide d'insuffl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ufflation de double vu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ébloque les attaques à distance pour votre 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'omb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tre incarnation apprend à devenir invisible et à frapper vos adversaires à l'aide d'une attaque corros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e distors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incarnation apprend une compétence de téléportation, ainsi qu'une compétence qui lui permet de changer de place avec son maît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rcharg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réature invoquée ou le totem inflige 100% de dégâts de base supplémentaires pendant son prochain tour, puis meu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Insufflation élémentai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ele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nsforme l'élément de l'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agesse du hibou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INT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orce de taureau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VIG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Grâce félin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HAB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Vermine géant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Transforme les vermines (mille-pattes, scorpions, araignées...) en vermine géant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oissance animal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Double la taille d’un animal avec +1 en VIG mais -1 en HAB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Éveil animal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Rend un animal intelligent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mmobilisation d’animal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Immobilise un anima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Nuée grouillant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voque une nuée de chauves-souris, rats ou araignées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ossession anima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possède l’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paisement des émo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alme des créatur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ffre secre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ffre caché dans le plan Éthér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ursier fantôm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cheval magique pour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imulacr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double partiellement réel du suje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cre dimensionnel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mpêche tout déplacement extradimensionnel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envoi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orce une créature à repartir dans son plan d’origin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imation d’objets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objets attaquent les adversaires du PJ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hangement de pla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changer de plan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Tentacules noir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entacules attaquant les créatures un rayon de 4,50 m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apetissement d’animal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duit la taille d’un animal consenta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9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chanteu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8"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typeSkill</text:p>
          </table:table-cell>
          <table:table-cell table:style-name="ce94" office:value-type="string" calcext:value-type="string">
            <text:p>group</text:p>
          </table:table-cell>
          <table:table-cell table:style-name="ce94" office:value-type="string" calcext:value-type="string">
            <text:p>speciality</text:p>
          </table:table-cell>
          <table:table-cell table:style-name="ce94" office:value-type="string" calcext:value-type="string">
            <text:p>level</text:p>
          </table:table-cell>
          <table:table-cell table:style-name="ce94" office:value-type="string" calcext:value-type="string">
            <text:p>timeCasting</text:p>
          </table:table-cell>
          <table:table-cell table:style-name="ce94" office:value-type="string" calcext:value-type="string">
            <text:p>timeReloading</text:p>
          </table:table-cell>
          <table:table-cell table:style-name="ce94" office:value-type="string" calcext:value-type="string">
            <text:p>image</text:p>
          </table:table-cell>
          <table:table-cell table:style-name="ce95" office:value-type="string" calcext:value-type="string">
            <text:p>description</text:p>
          </table:table-cell>
          <table:table-cell table:style-name="ce94" office:value-type="string" calcext:value-type="string">
            <text:p>caractsUse</text:p>
          </table:table-cell>
          <table:table-cell table:style-name="ce94" office:value-type="string" calcext:value-type="string">
            <text:p>caractsTarget</text:p>
          </table:table-cell>
          <table:table-cell table:style-name="ce94" office:value-type="string" calcext:value-type="string">
            <text:p>effect</text:p>
          </table:table-cell>
          <table:table-cell table:style-name="ce94" office:value-type="string" calcext:value-type="string">
            <text:p>effect0</text:p>
          </table:table-cell>
          <table:table-cell table:style-name="ce94" office:value-type="string" calcext:value-type="string">
            <text:p>effect1</text:p>
          </table:table-cell>
          <table:table-cell table:style-name="ce94" office:value-type="string" calcext:value-type="string">
            <text:p>effect2</text:p>
          </table:table-cell>
          <table:table-cell table:style-name="ce94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9">
          <table:table-cell table:style-name="Default" office:value-type="string" calcext:value-type="string">
            <text:p>Alar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une zone pendant 2 heures/niveau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Alarm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une zone pendant 2 heures/niv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Antidétec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contre la scrutation et les divin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Bouche magiqu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livre un message quand on la déclenche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Champ de forc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Nul ne peut approcher du PJ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Contrat suprê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trat qui non appliqué, inflige Mo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éblocag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 Ouvre les portes fermé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issimulation d’obje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simule un objet à la scrut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issipation de la magi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nnule sorts et effets magiques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Echantement aléatoi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nchantement des plumes leur donne un effet au contact de la peau de la cible. Il suffit d'un contact plume-peau, sans forcément lancer / détacher ses plumes. L'enchantement ne fonctionne que pour un seul contact, et peut s'enlever si voulu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INT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Evitement surnaturel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squive de la cible augmente de façon importan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Fortific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nfère un bonus défensif. Supprime les effets d'Empoisonnement, d'Hémorragie, de Brûlure et de Putréfacti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Glyphe de gard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scription affectant ceux qui la touche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Hât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ugmente sa vitesse de déplacement. Supprime Lenteur et Handicap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Identification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les propriétés d’un objet magi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Localisation d’obje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e l’objet cherch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Localisation de créatur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’une créature conn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Négation de l’invisibilité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sipe l’invisibilité sur 1,50 m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Permutation du vid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change les places de deux personnages. Vous pouvez être l'un d'e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Prévoyanc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clenche un autre sort sous condi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appor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où se trouvent les alliés et quel est leur éta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efug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nchante un objet pour ramener son possesseur jusqu’a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éparation intégral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pare totalement un ob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eau du serpen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symbole immobilisant le lecteu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ruta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espionner le sujet à dist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’étourdissemen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étourdit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douleur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inflige de terribles douleur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faibless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affaiblit les créatures proch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mor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tue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persuasion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charme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sommeil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plonge les créatures proches dans un sommeil catatoniqu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Téléport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éléporte un objet ou un personnage à l'endroit de votre choi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Transfert des sorts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ransfère des sorts du PJ au su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errouillag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Bloque une port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ision dans le noir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voir à 18 m sans la moindre luminosité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Animation d’objets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objets attaquent les adversaires du PJ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Brume mental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Malus de –10 aux tests de Sagesse et jets de Volont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Domination menta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me l'ennemi pris pour cible, ce qui l'oblige à combattre à vos côtés pendant toute la durée de l'eff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Mission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ssigne une tâche à une cible de 7 DV ou moin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office:value-type="string" calcext:value-type="string">
            <text:p>Regard intimid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duit les ennemis au silence dans un cône devant vous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Bouche magiqu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élivre un message quand on la déclen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Cauchemar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Envoie des visions causant fatigue et perte de 1d10 pv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Double illusoir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end le PJ invisible et crée son double illusoi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Ecran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Empêche de voir dans une zone, même par scruta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1">
          <table:table-cell office:value-type="string" calcext:value-type="string">
            <text:p>Hallucinations auditiv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hallucinations auditives utilise le sens de l'ouie de ses cibles pendant un certain temps. La qualité du son est forcément nette, bien réussi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Image accompli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mage silencieuse, plus sons, odeurs et températu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Manipulation des sons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ltère les sons ou en crée de nouve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Manteau de camélé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confère le pouvoir de fusionner avec l'environnement, quel qu'il soit, afin de devenir invisib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1">
          <table:table-cell office:value-type="string" calcext:value-type="string">
            <text:p>Portail entre les plan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apparaître deux portails liés permettant à n'importe quel personnage de passer de l'un à l'autre un maximum de 4 foi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rutation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espionner le sujet à distanc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oi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hange l’aspect d’un groupe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ce66"/>
          <table:table-cell table:style-name="Default" table:number-columns-repeated="3"/>
          <table:table-cell table:style-name="ce66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Default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9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7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uide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typeSkill</text:p>
          </table:table-cell>
          <table:table-cell table:style-name="ce42" office:value-type="string" calcext:value-type="string">
            <text:p>group</text:p>
          </table:table-cell>
          <table:table-cell table:style-name="ce42" office:value-type="string" calcext:value-type="string">
            <text:p>speciality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timeCasting</text:p>
          </table:table-cell>
          <table:table-cell table:style-name="ce42" office:value-type="string" calcext:value-type="string">
            <text:p>timeReloading</text:p>
          </table:table-cell>
          <table:table-cell table:style-name="ce42" office:value-type="string" calcext:value-type="string">
            <text:p>image</text:p>
          </table:table-cell>
          <table:table-cell table:style-name="ce55" office:value-type="string" calcext:value-type="string">
            <text:p>description</text:p>
          </table:table-cell>
          <table:table-cell table:style-name="ce42" office:value-type="string" calcext:value-type="string">
            <text:p>caractsUse</text:p>
          </table:table-cell>
          <table:table-cell table:style-name="ce42" office:value-type="string" calcext:value-type="string">
            <text:p>caractsTarget</text:p>
          </table:table-cell>
          <table:table-cell table:style-name="ce42" office:value-type="string" calcext:value-type="string">
            <text:p>effect</text:p>
          </table:table-cell>
          <table:table-cell table:style-name="ce42" office:value-type="string" calcext:value-type="string">
            <text:p>effect0</text:p>
          </table:table-cell>
          <table:table-cell table:style-name="ce42" office:value-type="string" calcext:value-type="string">
            <text:p>effect1</text:p>
          </table:table-cell>
          <table:table-cell table:style-name="ce42" office:value-type="string" calcext:value-type="string">
            <text:p>effect2</text:p>
          </table:table-cell>
          <table:table-cell table:style-name="ce42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Restaur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nd de la vitalité au personnage ciblé. Restauration supprime également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iles déployées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fait pousser des ailes temporaires, qui vous permettent de vous déplacer en volant et d'ignorer les surfaces de sol en évitant de poser le pied par ter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ête de médus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serpents sortent de votre tête, ce qui vous confère une aura pétrifiante, ainsi que la compétence Visage pétrifiant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effe de peau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initialise tous les temps de récupération. Fait disparaître Brûlure, Nécroflammes,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issage de toi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des surfaces de toiles dans la zone d'effet, ce qui inflige Enchevêtrement à tous les personnag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rans. Animal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ransformation en loup permet de devenir un loup avec le pelage que l'on souhai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table:style-name="ce66" office:value-type="string" calcext:value-type="string">
            <text:p>Contrôle d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trôler une ou plusieurs créatures végétales.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Peau d’écorc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onfère un bonus d’armure naturelle de +2 (ou plus)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table:style-name="ce66" office:value-type="string" calcext:value-type="string">
            <text:p>Passage sans trac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s sujets (1/niveau) ne laissent pas de traces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table:style-name="ce66" office:value-type="string" calcext:value-type="string">
            <text:p>Enchevêtr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a végétation immobilise tout dans un rayon de 12 m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table:style-name="ce66" office:value-type="string" calcext:value-type="string">
            <text:p>Distorsion du boi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ord le bois (manche d’arme, planche, porte, etc.)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Forme d’arb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ransforme le PJ en arbre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rume de dissimulation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st entouré de brouill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espiration aquatiqu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respirer sous l’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roissance végét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pousser la végétation, améliore son rendem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plantes et le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Éveil végétal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un arbre intellig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Voyage par les arbr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ntre dans un arbre et ressort par un aut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on avec la natu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naître les environs (1,5 km/niveau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ire végétal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luence les actions d’une ou plusieur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Flétrissement végétal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létrit une plante ou inflige 1d6 points de dégâts/niveau à une créature végéta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nimation d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Une ou plusieurs plantes s’animent et attaquent les adversaires d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lairaudience/clairvoyance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’entendre ou de voir de loin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partielle anim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1 allié/niveau se transforme partiellement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anim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se transforme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Âme so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ie à la cible, ce qui vous permet de lui faire également profiter des effets de soins et de récupération d'armure dont vous bénéficiez. Supprime Gel, Etourdissement, Renversement et Pétrification sur la cib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Vision spirituel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s yeux percent le voile du Hall aux Echo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Explosion de nombreux cadavr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exploser tous les cadavres autour de vous, ce qui inflige des dégâts physiques dans toute la zon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Savoir des mort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savoir des morts permet d'accueillir les informations d'une âme à proximité de son corps (ou d'une partie de son corps)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essager animal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Envoie un animal de taille TP en un lieu donn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Lueur féeriqu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llumine le sujet (annule flou, camouflage, etc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on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 dieu du PJ répond par oui ou non à 1 question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avec les morts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Un cadavre répond à 1 question/2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Larmes de guéris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erre elle-même se lamente de votre sort, ce qui crée des larmes guérisseuses soignant tous les alliés suffisamment proches de vou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oins superficiels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Rend 1 pv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timulant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onfère 1 pv temporaire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aie nourricièr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2d4 baies rendant chacune 1 pv (max. 8 pv/24 heures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alentissement du poison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 Neutralise le poison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des maladies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uérit tous les maux du suje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ntagi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ecte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oisonnement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sujet perd 1d10 points de Con, idem 1 minute plus t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Neutralisation du pois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le poison inoffensif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égénérati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repousser les membres tranchés, rend 4d8 points de vie, +1/niveau (max. +35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oins intensifs de group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4d8 pv à de nombreuses créatures, +1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suprêm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Soigne 10 points de dégâts/niveau, les maladies et les troubles ment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oins intensifs de group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end 4d8 pv à de nombreuses créatures, +1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Guérison de la cécité/surdité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Soigne la cécité ou la surdité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odification d’apparence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adopter la forme d’une créatu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Orienta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Drui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comment se rendre à l’endroit choisi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4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/>
          <table:table-cell table:style-name="ce66" table:number-columns-repeated="2"/>
          <table:table-cell table:style-name="Default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66"/>
          <table:table-cell table:style-name="Default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9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">
          <table:table-cell table:style-name="ce63"/>
          <table:table-cell table:style-name="Default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2"/>
          <table:table-cell table:style-name="Default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1048399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tr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4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9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typeSkill</text:p>
          </table:table-cell>
          <table:table-cell table:style-name="ce65" office:value-type="string" calcext:value-type="string">
            <text:p>group</text:p>
          </table:table-cell>
          <table:table-cell table:style-name="ce65" office:value-type="string" calcext:value-type="string">
            <text:p>speciality</text:p>
          </table:table-cell>
          <table:table-cell table:style-name="ce65" office:value-type="string" calcext:value-type="string">
            <text:p>level</text:p>
          </table:table-cell>
          <table:table-cell table:style-name="ce65" office:value-type="string" calcext:value-type="string">
            <text:p>timeCasting</text:p>
          </table:table-cell>
          <table:table-cell table:style-name="ce65" office:value-type="string" calcext:value-type="string">
            <text:p>timeReloading</text:p>
          </table:table-cell>
          <table:table-cell table:style-name="ce65" office:value-type="string" calcext:value-type="string">
            <text:p>image</text:p>
          </table:table-cell>
          <table:table-cell table:style-name="ce87" office:value-type="string" calcext:value-type="string">
            <text:p>description</text:p>
          </table:table-cell>
          <table:table-cell table:style-name="ce65" office:value-type="string" calcext:value-type="string">
            <text:p>caractsUse</text:p>
          </table:table-cell>
          <table:table-cell table:style-name="ce65" office:value-type="string" calcext:value-type="string">
            <text:p>caractsTarget</text:p>
          </table:table-cell>
          <table:table-cell table:style-name="ce65" office:value-type="string" calcext:value-type="string">
            <text:p>effect0</text:p>
          </table:table-cell>
          <table:table-cell table:style-name="ce65" office:value-type="string" calcext:value-type="string">
            <text:p>effect1</text:p>
          </table:table-cell>
          <table:table-cell table:style-name="ce65" office:value-type="string" calcext:value-type="string">
            <text:p>effect2</text:p>
          </table:table-cell>
          <table:table-cell table:style-name="ce6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9">
          <table:table-cell table:style-name="ce42" office:value-type="string" calcext:value-type="string">
            <text:p>Tranquillité d'esprit</text:p>
          </table:table-cell>
          <table:table-cell table:style-name="ce33" office:value-type="string" calcext:value-type="string">
            <text:p>UTILE</text:p>
          </table:table-cell>
          <table:table-cell table:style-name="ce33" office:value-type="string" calcext:value-type="string">
            <text:p>Pretre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grp_ok</text:p>
          </table:table-cell>
          <table:table-cell table:style-name="ce35" office:value-type="string" calcext:value-type="string">
            <text:p>Supprime différents états mentaux d’une cible choisie.</text:p>
          </table:table-cell>
          <table:table-cell table:style-name="ce42" office:value-type="string" calcext:value-type="string">
            <text:p>POU</text:p>
          </table:table-cell>
          <table:table-cell table:style-name="ce33"/>
          <table:table-cell table:style-name="ce33" office:value-type="string" calcext:value-type="string">
            <text:p>Supprime Terreur et Folie.</text:p>
          </table:table-cell>
          <table:table-cell table:style-name="ce33" office:value-type="string" calcext:value-type="string">
            <text:p>Supprime aussi Sommeil et Cécité.</text:p>
          </table:table-cell>
          <table:table-cell table:style-name="ce33" office:value-type="string" calcext:value-type="string">
            <text:p>Supprime aussi Provocation.</text:p>
          </table:table-cell>
          <table:table-cell table:style-name="ce33" office:value-type="string" calcext:value-type="string">
            <text:p>Supprime aussi Charme.</text:p>
          </table:table-cell>
          <table:table-cell table:number-columns-repeated="1008"/>
        </table:table-row>
        <table:table-row table:style-name="ro9">
          <table:table-cell table:style-name="ce34" office:value-type="string" calcext:value-type="string">
            <text:p>Assistance divine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4" office:value-type="string" calcext:value-type="string">
            <text:p>Ajoute un bonus +1 (non cumulable) aux tests de compétence, d’attaque et de défense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Détection de la magie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4" office:value-type="string" calcext:value-type="string">
            <text:p>Détecte sorts et objets magique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Au toucher (1m)</text:p>
          </table:table-cell>
          <table:table-cell table:style-name="ce33" office:value-type="string" calcext:value-type="string">
            <text:p>A vue (5m)</text:p>
          </table:table-cell>
          <table:table-cell table:style-name="ce33" office:value-type="string" calcext:value-type="string">
            <text:p>A vue (10m)</text:p>
          </table:table-cell>
          <table:table-cell table:style-name="ce33" office:value-type="string" calcext:value-type="string">
            <text:p>Dans une zone (25m)</text:p>
          </table:table-cell>
          <table:table-cell table:number-columns-repeated="1008"/>
        </table:table-row>
        <table:table-row table:style-name="ro9">
          <table:table-cell table:style-name="ce34" office:value-type="string" calcext:value-type="string">
            <text:p>Purification de nourriture et d’eau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Purifie 1m3 de nourriture et d’eau de toute maladie ou poison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Extinction des feux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Éteint les feux non magiques à vue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Prémonition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Avertit le personnage en cas de danger, comme un sixième sens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Vision lucide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Permet de voir les choses telles qu’elles sont : voir ce qui est dissimulé par la magie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Lumière du jour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Vive lumière qui apparaît sur 25m de rayon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Poussière scintillante </text:p>
          </table:table-cell>
          <table:table-cell table:style-name="ce33" office:value-type="string" calcext:value-type="string">
            <text:p>UTILE</text:p>
          </table:table-cell>
          <table:table-cell table:style-name="ce38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Aveugle sur 1 tour et révèle la position d’une créature invisible à un point ciblé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Dissipation de la magie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6" office:value-type="string" calcext:value-type="string">
            <text:p>Annule les sorts et effets magiques appliqués sur un individu ou un objet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Exécution</text:p>
          </table:table-cell>
          <table:table-cell table:style-name="ce33" office:value-type="string" calcext:value-type="string">
            <text:p>OF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6" office:value-type="string" calcext:value-type="string">
            <text:p>Attaque de contact foudroyant la cible sans prendre en compte sa résistance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style-name="ce33" office:value-type="string" calcext:value-type="string">
            <text:p>8 PV</text:p>
          </table:table-cell>
          <table:table-cell table:style-name="ce33" office:value-type="string" calcext:value-type="string">
            <text:p>12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Protection contre les sorts I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6" office:value-type="string" calcext:value-type="string">
            <text:p>Confère un bonus de résistance au prochain sort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Bonus +1 (non cumulable)</text:p>
          </table:table-cell>
          <table:table-cell table:style-name="ce33" office:value-type="string" calcext:value-type="string">
            <text:p>Bonus +2 (non cumulable)</text:p>
          </table:table-cell>
          <table:table-cell table:style-name="ce33" office:value-type="string" calcext:value-type="string">
            <text:p>Bonus +3 (non cumulable)</text:p>
          </table:table-cell>
          <table:table-cell table:style-name="ce33" office:value-type="string" calcext:value-type="string">
            <text:p>Bonus +5 (non cumulable)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Protection contre les sorts II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Confère un bonus de résistance aux sorts jusqu’à la fin du combat ou au prochain repo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Bonus +1 (non cumulable)</text:p>
          </table:table-cell>
          <table:table-cell table:style-name="ce33" office:value-type="string" calcext:value-type="string">
            <text:p>Bonus +2 (non cumulable)</text:p>
          </table:table-cell>
          <table:table-cell table:style-name="ce33" office:value-type="string" calcext:value-type="string">
            <text:p>Bonus +3 (non cumulable)</text:p>
          </table:table-cell>
          <table:table-cell table:style-name="ce33" office:value-type="string" calcext:value-type="string">
            <text:p>Bonus +5 (non cumulable)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Main de la vérité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L’individu ne peut pas mentir au contact du lanceur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Délivrance de la malédiction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Supprime l’effet Maudit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Préservation des morts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Préserve un cadavre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Esprit impénétrable 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Sujet immunisé contre les sorts mentaux et la scrutation jusqu’à la fin du combat ou au prochain repo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Zone d’antimagie 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Réprime toute magie dans un rayon variable, jusqu’à la fin du combat ou au prochain repo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Rayon de 1m</text:p>
          </table:table-cell>
          <table:table-cell table:style-name="ce33" office:value-type="string" calcext:value-type="string">
            <text:p>Rayon de 5m</text:p>
          </table:table-cell>
          <table:table-cell table:style-name="ce33" office:value-type="string" calcext:value-type="string">
            <text:p>Rayon de 10m</text:p>
          </table:table-cell>
          <table:table-cell table:style-name="ce33" office:value-type="string" calcext:value-type="string">
            <text:p>Rayon de 25m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Annulation élémentaire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Libère la cible des altérations élémentaires (Brûlure, Etat de choc, Etourdissement, Humidité, Gel et Pétrification)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Lumière bénie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Ajout l’effet Bénédiction sur la cible.</text:p>
          </table:table-cell>
          <table:table-cell table:style-name="ce42"/>
          <table:table-cell table:style-name="ce34"/>
          <table:table-cell table:style-name="ce33" office:value-type="string" calcext:value-type="string">
            <text:p>1 tour</text:p>
          </table:table-cell>
          <table:table-cell table:style-name="ce33" office:value-type="string" calcext:value-type="string">
            <text:p>2 tours</text:p>
          </table:table-cell>
          <table:table-cell table:style-name="ce33" office:value-type="string" calcext:value-type="string">
            <text:p>3 tours</text:p>
          </table:table-cell>
          <table:table-cell table:style-name="ce33" office:value-type="string" calcext:value-type="string">
            <text:p>5 tours</text:p>
          </table:table-cell>
          <table:table-cell table:number-columns-repeated="1008"/>
        </table:table-row>
        <table:table-row table:style-name="ro9">
          <table:table-cell table:style-name="ce42" office:value-type="string" calcext:value-type="string">
            <text:p>Putréfaction</text:p>
          </table:table-cell>
          <table:table-cell table:style-name="ce33" office:value-type="string" calcext:value-type="string">
            <text:p>OFF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Inflige des dégâts à la cible en vue, ainsi que Putréfaction.</text:p>
          </table:table-cell>
          <table:table-cell table:style-name="ce42" office:value-type="string" calcext:value-type="string">
            <text:p>POU</text:p>
          </table:table-cell>
          <table:table-cell table:style-name="ce33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13">
          <table:table-cell table:style-name="ce42" office:value-type="string" calcext:value-type="string">
            <text:p>Réveil de cadavre boursouflé</text:p>
          </table:table-cell>
          <table:table-cell table:style-name="ce33" office:value-type="string" calcext:value-type="string">
            <text:p>UTILE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Cible un corps pour créer un cadavre boursouflé qui se bat pour le lanceur. Il peut également exploser, auquel cas il inflige des dégâts physiques autour de lui (1m).</text:p>
          </table:table-cell>
          <table:table-cell table:style-name="ce42" office:value-type="string" calcext:value-type="string">
            <text:p>POU</text:p>
          </table:table-cell>
          <table:table-cell table:style-name="ce33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13">
          <table:table-cell table:style-name="ce42" office:value-type="string" calcext:value-type="string">
            <text:p>Infection</text:p>
          </table:table-cell>
          <table:table-cell table:style-name="ce33" office:value-type="string" calcext:value-type="string">
            <text:p>OFF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Inflige des dégâts physiques à la cible, tout en lui inoculant une maladie qui se transmet aux autres individus proches d’elle (1 m).</text:p>
          </table:table-cell>
          <table:table-cell table:style-name="ce42" office:value-type="string" calcext:value-type="string">
            <text:p>POU</text:p>
          </table:table-cell>
          <table:table-cell table:style-name="ce33" office:value-type="string" calcext:value-type="string">
            <text:p>VIG</text:p>
          </table:table-cell>
          <table:table-cell table:style-name="ce33" office:value-type="string" calcext:value-type="string">
            <text:p>0 PV</text:p>
          </table:table-cell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number-columns-repeated="1008"/>
        </table:table-row>
        <table:table-row table:style-name="ro14">
          <table:table-cell table:style-name="ce42" office:value-type="string" calcext:value-type="string">
            <text:p>Sacrifice</text:p>
          </table:table-cell>
          <table:table-cell table:style-name="ce33" office:value-type="string" calcext:value-type="string">
            <text:p>UTILE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Vous vous sacrifiez pour transférer vos PVs jusqu’au dernier (non-inclus) à un allié.</text:p>
          </table:table-cell>
          <table:table-cell table:style-name="ce42"/>
          <table:table-cell table:style-name="ce33" table:number-columns-repeated="5"/>
          <table:table-cell table:number-columns-repeated="1008"/>
        </table:table-row>
        <table:table-row table:style-name="ro15">
          <table:table-cell table:style-name="ce42" office:value-type="string" calcext:value-type="string">
            <text:p>Totems du nécromancien</text:p>
          </table:table-cell>
          <table:table-cell table:style-name="ce33" office:value-type="string" calcext:value-type="string">
            <text:p>UTILE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Fait apparaître des totems d'os à côté de tous les cadavres situés dans la zone d'effet. Les totems d'os se battent à l'aide d'attaques à distance infligeant des dégâts physiques.</text:p>
          </table:table-cell>
          <table:table-cell table:style-name="ce42" office:value-type="string" calcext:value-type="string">
            <text:p>POU</text:p>
          </table:table-cell>
          <table:table-cell table:style-name="ce33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Marque maudite</text:p>
          </table:table-cell>
          <table:table-cell table:style-name="ce33" office:value-type="string" calcext:value-type="string">
            <text:p>OFF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Applique l’effet Maudit selon une condition définie par le lanceur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Animation des morts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Crée squelette ou zombie à partir d’un cadavre, le transformant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Clone mortuaire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Double s’éveillant à la mort de l’original. 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Communication avec les morts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Un cadavre répond à une question, puis se tait à jamai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1 son</text:p>
          </table:table-cell>
          <table:table-cell table:style-name="ce33" office:value-type="string" calcext:value-type="string">
            <text:p>1 mot</text:p>
          </table:table-cell>
          <table:table-cell table:style-name="ce33" office:value-type="string" calcext:value-type="string">
            <text:p>2 mots</text:p>
          </table:table-cell>
          <table:table-cell table:style-name="ce33" office:value-type="string" calcext:value-type="string">
            <text:p>1 phrase</text:p>
          </table:table-cell>
          <table:table-cell table:number-columns-repeated="1008"/>
        </table:table-row>
        <table:table-row table:style-name="ro14">
          <table:table-cell table:style-name="ce42" office:value-type="string" calcext:value-type="string">
            <text:p>Rayonnement aveuglant</text:p>
          </table:table-cell>
          <table:table-cell table:style-name="ce33" office:value-type="string" calcext:value-type="string">
            <text:p>OFF</text:p>
          </table:table-cell>
          <table:table-cell table:style-name="ce33"/>
          <table:table-cell table:style-name="ce33" office:value-type="string" calcext:value-type="string">
            <text:p>PretreArlenor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5" office:value-type="string" calcext:value-type="string">
            <text:p>Inflige Cécité à tous vos adversaires dans un rayon de 25m.</text:p>
          </table:table-cell>
          <table:table-cell table:style-name="ce42" office:value-type="string" calcext:value-type="string">
            <text:p>POU</text:p>
          </table:table-cell>
          <table:table-cell table:style-name="ce33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13">
          <table:table-cell table:style-name="ce42" office:value-type="string" calcext:value-type="string">
            <text:p>Trompe-la-mort</text:p>
          </table:table-cell>
          <table:table-cell table:style-name="ce33" office:value-type="string" calcext:value-type="string">
            <text:p>DEF</text:p>
          </table:table-cell>
          <table:table-cell table:style-name="ce33"/>
          <table:table-cell table:style-name="ce33" office:value-type="string" calcext:value-type="string">
            <text:p>PretreArlen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5" office:value-type="string" calcext:value-type="string">
            <text:p>Pendant 2 tours de combat, la cible ne peut pas descendre en-dessous de 1 PV, ce qui le maintient en vie quoi qu'il arrive.</text:p>
          </table:table-cell>
          <table:table-cell table:style-name="ce42"/>
          <table:table-cell table:style-name="ce33" table:number-columns-repeated="5"/>
          <table:table-cell table:number-columns-repeated="1008"/>
        </table:table-row>
        <table:table-row table:style-name="ro13">
          <table:table-cell table:style-name="ce42" office:value-type="string" calcext:value-type="string">
            <text:p>Distorsion temporelle</text:p>
          </table:table-cell>
          <table:table-cell table:style-name="ce33" office:value-type="string" calcext:value-type="string">
            <text:p>UTILE</text:p>
          </table:table-cell>
          <table:table-cell table:style-name="ce33"/>
          <table:table-cell table:style-name="ce33" office:value-type="string" calcext:value-type="string">
            <text:p>PretreArlen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5" office:value-type="string" calcext:value-type="string">
            <text:p>Cible un personnage. Lorsque ce dernier arrive à la fin de son tour au combat, il gagne automatiquement un tour gratuit.</text:p>
          </table:table-cell>
          <table:table-cell table:style-name="ce42"/>
          <table:table-cell table:style-name="ce33" table:number-columns-repeated="5"/>
          <table:table-cell table:number-columns-repeated="1008"/>
        </table:table-row>
        <table:table-row table:style-name="ro14">
          <table:table-cell table:style-name="ce42" office:value-type="string" calcext:value-type="string">
            <text:p>Annihilation</text:p>
          </table:table-cell>
          <table:table-cell table:style-name="ce33" office:value-type="string" calcext:value-type="string">
            <text:p>UTILE</text:p>
          </table:table-cell>
          <table:table-cell table:style-name="ce33"/>
          <table:table-cell table:style-name="ce33" office:value-type="string" calcext:value-type="string">
            <text:p>PretreArlenor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5" office:value-type="string" calcext:value-type="string">
            <text:p>Détruit totalement un cadavre, interdisant ainsi de le ressusciter ou de l’utiliser pour de la nécromancie.</text:p>
          </table:table-cell>
          <table:table-cell table:style-name="ce42"/>
          <table:table-cell table:style-name="ce33" table:number-columns-repeated="5"/>
          <table:table-cell table:number-columns-repeated="1008"/>
        </table:table-row>
        <table:table-row table:style-name="ro9">
          <table:table-cell table:style-name="ce34" office:value-type="string" calcext:value-type="string">
            <text:p>Colonne de feu </text:p>
          </table:table-cell>
          <table:table-cell table:style-name="ce33" office:value-type="string" calcext:value-type="string">
            <text:p>OFF</text:p>
          </table:table-cell>
          <table:table-cell table:style-name="ce36"/>
          <table:table-cell table:style-name="ce36" office:value-type="string" calcext:value-type="string">
            <text:p>PretreArlenor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4" office:value-type="string" calcext:value-type="string">
            <text:p>Feu divin qui inflige des dégâts magiques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Délivrance des malédictions 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6" office:value-type="string" calcext:value-type="string">
            <text:p>PretreArlenor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Libère une personne de l’effet Maudit. 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Priere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6" office:value-type="string" calcext:value-type="string">
            <text:p>PretreArlenor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Bonus pour les alliés et malus aux adversaires en vue à toutes les actions pour le prochain tour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6" office:value-type="string" calcext:value-type="string">
            <text:p>Aucun bonus ou malus</text:p>
          </table:table-cell>
          <table:table-cell table:style-name="ce33" office:value-type="string" calcext:value-type="string">
            <text:p>Bonus +1 et Malus -1 (non cumulable)</text:p>
          </table:table-cell>
          <table:table-cell table:style-name="ce33" office:value-type="string" calcext:value-type="string">
            <text:p>Bonus +2 et Malus -2 (non cumulable)</text:p>
          </table:table-cell>
          <table:table-cell table:style-name="ce33" office:value-type="string" calcext:value-type="string">
            <text:p>Bonus +3 et Malus -3 (non cumulable)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Divination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6" office:value-type="string" calcext:value-type="string">
            <text:p>PretreArlen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Donne des conseils en rapport avec une action envisagée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1 son</text:p>
          </table:table-cell>
          <table:table-cell table:style-name="ce33" office:value-type="string" calcext:value-type="string">
            <text:p>1 mot</text:p>
          </table:table-cell>
          <table:table-cell table:style-name="ce33" office:value-type="string" calcext:value-type="string">
            <text:p>2 mots</text:p>
          </table:table-cell>
          <table:table-cell table:style-name="ce33" office:value-type="string" calcext:value-type="string">
            <text:p>1 phrase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Passage dans l’éther 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6" office:value-type="string" calcext:value-type="string">
            <text:p>PretreArlen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Emmène la créature dans le plan Éthéré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office:value-type="string" calcext:value-type="string">
            <text:p>1 tour</text:p>
          </table:table-cell>
          <table:table-cell table:style-name="ce33" office:value-type="string" calcext:value-type="string">
            <text:p>2 tours</text:p>
          </table:table-cell>
          <table:table-cell table:style-name="ce33" office:value-type="string" calcext:value-type="string">
            <text:p>3 tours</text:p>
          </table:table-cell>
          <table:table-cell table:style-name="ce33" office:value-type="string" calcext:value-type="string">
            <text:p>5 tours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Forme éthérée 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6" office:value-type="string" calcext:value-type="string">
            <text:p>PretreArlenor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Passe dans le plan Éthéré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1 tour max</text:p>
          </table:table-cell>
          <table:table-cell table:style-name="ce33" office:value-type="string" calcext:value-type="string">
            <text:p>2 tours max</text:p>
          </table:table-cell>
          <table:table-cell table:style-name="ce33" office:value-type="string" calcext:value-type="string">
            <text:p>3 tours max</text:p>
          </table:table-cell>
          <table:table-cell table:style-name="ce33" office:value-type="string" calcext:value-type="string">
            <text:p>5 tours max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Sanctuaire</text:p>
          </table:table-cell>
          <table:table-cell table:style-name="ce33" office:value-type="string" calcext:value-type="string">
            <text:p>DEF</text:p>
          </table:table-cell>
          <table:table-cell table:style-name="ce36"/>
          <table:table-cell table:style-name="ce36" office:value-type="string" calcext:value-type="string">
            <text:p>PretreArlen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Pour le prochain tour, les adversaires ne peuvent pas attaquer le lanceur, et inversement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Marche sur l’eau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6" office:value-type="string" calcext:value-type="string">
            <text:p>PretreArlenor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Permet de marcher sur l’eau jusqu’à la fin du combat ou au prochain repos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Augure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6" office:value-type="string" calcext:value-type="string">
            <text:p>PretreArlenor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Révèle si une action aura de bonnes conséquences ou non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Immunité contre les sorts I</text:p>
          </table:table-cell>
          <table:table-cell table:style-name="ce33" office:value-type="string" calcext:value-type="string">
            <text:p>DEF</text:p>
          </table:table-cell>
          <table:table-cell table:style-name="ce34"/>
          <table:table-cell table:style-name="ce36" office:value-type="string" calcext:value-type="string">
            <text:p>PretreArlenor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Immunise le sujet contre les dégâts magiques du prochain sort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Immunité contre les sorts II</text:p>
          </table:table-cell>
          <table:table-cell table:style-name="ce33" office:value-type="string" calcext:value-type="string">
            <text:p>DEF</text:p>
          </table:table-cell>
          <table:table-cell table:style-name="ce34"/>
          <table:table-cell table:style-name="ce36" office:value-type="string" calcext:value-type="string">
            <text:p>PretreArlen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Immunise le sujet contre les dégâts magiques jusqu’à la fin du combat ou au prochain repos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2"/>
        </table:table-row>
        <table:table-row table:style-name="ro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3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2"/>
        </table:table-row>
        <table:table-row table:style-name="ro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2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1048514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Bard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typeSkill</text:p>
          </table:table-cell>
          <table:table-cell table:style-name="ce100" office:value-type="string" calcext:value-type="string">
            <text:p>group</text:p>
          </table:table-cell>
          <table:table-cell table:style-name="ce100" office:value-type="string" calcext:value-type="string">
            <text:p>speciality</text:p>
          </table:table-cell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timeCasting</text:p>
          </table:table-cell>
          <table:table-cell table:style-name="ce100" office:value-type="string" calcext:value-type="string">
            <text:p>timeReloading</text:p>
          </table:table-cell>
          <table:table-cell table:style-name="ce100" office:value-type="string" calcext:value-type="string">
            <text:p>image</text:p>
          </table:table-cell>
          <table:table-cell table:style-name="ce101" office:value-type="string" calcext:value-type="string">
            <text:p>description</text:p>
          </table:table-cell>
          <table:table-cell table:style-name="ce100" office:value-type="string" calcext:value-type="string">
            <text:p>caractsUse</text:p>
          </table:table-cell>
          <table:table-cell table:style-name="ce100" office:value-type="string" calcext:value-type="string">
            <text:p>caractsTarget</text:p>
          </table:table-cell>
          <table:table-cell table:style-name="ce100" office:value-type="string" calcext:value-type="string">
            <text:p>effect</text:p>
          </table:table-cell>
          <table:table-cell table:style-name="ce100" office:value-type="string" calcext:value-type="string">
            <text:p>effect0</text:p>
          </table:table-cell>
          <table:table-cell table:style-name="ce100" office:value-type="string" calcext:value-type="string">
            <text:p>effect1</text:p>
          </table:table-cell>
          <table:table-cell table:style-name="ce100" office:value-type="string" calcext:value-type="string">
            <text:p>effect2</text:p>
          </table:table-cell>
          <table:table-cell table:style-name="ce100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table:style-name="ce92" office:value-type="string" calcext:value-type="string">
            <text:p>Berceus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les sujets somnolents ; –5 aux tests de Détection et de Perception auditive, –2 aux jets de Volonté contre sommei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nvocation d’instru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oque un instrument de musique au choix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 la magi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Détecte sorts et objets magiques à 18 m à la rond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Hébéte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it perdre 1 action à un humanoïde de 4 DV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Lumières dansant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ée torches ou autres lueur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anipulation à distanc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élékinésie limité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essage porté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ersation chuchotée à distanc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n imaginair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ons illusoi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mpréhension des langag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Le PJ comprend tous les langages écrits ou parlé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guise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Modifie l’apparence vestimentaire du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s passages secret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passages secrets à 18 m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on des langu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Permet de parler toutes les langu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ilence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touffe tout bruit dans un rayon de 4,50 m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phère d’invisibilité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tout le monde invisible à 3 m à la rond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errain hallucinatoire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ransforme un type de terrain en un aut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Bagou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Bar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30 aux tests de Bluff ; résiste aux divinations censées détecter les mensong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Chaînes de doul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une cible de façon à ce qu'elle subisse tous les dégâts qui vous sont infligés. Les dégâts transférés de la sorte ignorent toutes les résistances dont la cible pourrait bénéficier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uggestion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a cible à accomplir un acte décidé par le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rayeur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Une créature de 5 DV ou moins s’enfuit pendant 1d4 round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cophonie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Inflige 1d8 points de dégâts de son, étourdissement poss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énèbres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Obscurité surnaturelle sur 6 m de rayon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uchemar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Envoie des visions causant fatigue et perte de 1d10 pv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hant de discorde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es cibles à s’entretuer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nalyse d’enchantement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aspects magiques de la c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i suprême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i dévastateur infligeant 10d6 points de dégâts de son ; étourdit les créatures, abîme les objet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Zone d’antimagi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prime toute magie à moins de 3 m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92" office:value-type="string" calcext:value-type="string">
            <text:p>Hypnose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scine 2d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Regain d’assurance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upprime la terreur ou donne +4 aux jets de sauvegarde contre celle-ci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mmeil 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 Endort 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paisement des émotions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alme les créatures agité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llumination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blouit 1 créatu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Danse irrésistib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orce le sujet à danse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/>
          <table:table-cell table:style-name="ce66"/>
          <table:table-cell table:style-name="Default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4"/>
          <table:table-cell table:style-name="ce66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3"/>
          <table:table-cell table:style-name="Default" table:number-columns-repeated="3"/>
          <table:table-cell table:style-name="ce66" table:number-columns-repeated="2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 Attente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8" table:default-cell-style-name="Default"/>
        <table:table-row table:style-name="ro9" table:number-rows-repeated="3">
          <table:table-cell table:number-columns-repeated="11"/>
        </table:table-row>
        <table:table-row table:style-name="ro9">
          <table:table-cell table:number-columns-repeated="6"/>
          <table:table-cell office:value-type="string" calcext:value-type="string">
            <text:p>Invocateur</text:p>
          </table:table-cell>
          <table:table-cell office:value-type="string" calcext:value-type="string">
            <text:p>FFX</text:p>
          </table:table-cell>
          <table:table-cell table:number-columns-repeated="3"/>
        </table:table-row>
        <table:table-row table:style-name="ro9">
          <table:table-cell table:number-columns-repeated="6"/>
          <table:table-cell office:value-type="string" calcext:value-type="string">
            <text:p>Attaques / Invocation</text:p>
          </table:table-cell>
          <table:table-cell office:value-type="string" calcext:value-type="string">
            <text:p>Cendres EldenRing</text:p>
          </table:table-cell>
          <table:table-cell table:number-columns-repeated="3"/>
        </table:table-row>
        <table:table-row table:style-name="ro9">
          <table:table-cell table:number-columns-repeated="6"/>
          <table:table-cell office:value-type="string" calcext:value-type="string">
            <text:p>Compétences normales</text:p>
          </table:table-cell>
          <table:table-cell office:value-type="string" calcext:value-type="string">
            <text:p>Compétences DND</text:p>
          </table:table-cell>
          <table:table-cell table:number-columns-repeated="3"/>
        </table:table-row>
        <table:table-row table:style-name="ro9" table:number-rows-repeated="3">
          <table:table-cell table:number-columns-repeated="11"/>
        </table:table-row>
        <table:table-row table:style-name="ro9">
          <table:table-cell table:number-columns-repeated="6"/>
          <table:table-cell office:value-type="string" calcext:value-type="string">
            <text:p>Capture d’âme </text:p>
          </table:table-cell>
          <table:table-cell office:value-type="string" calcext:value-type="string">
            <text:p>Retient l’âme d’un défunt pour empêcher sa résurrection. </text:p>
          </table:table-cell>
          <table:table-cell table:number-columns-repeated="2"/>
          <table:table-cell office:value-type="string" calcext:value-type="string">
            <text:p>(Ange / Démon)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Souhait </text:p>
          </table:table-cell>
          <table:table-cell office:value-type="string" calcext:value-type="string">
            <text:p>Comme souhait limité, mais en plus puissant. </text:p>
          </table:table-cell>
          <table:table-cell table:number-columns-repeated="2"/>
          <table:table-cell office:value-type="string" calcext:value-type="string">
            <text:p>(Ange / Démon)</text:p>
          </table:table-cell>
        </table:table-row>
      </table:table>
      <table:table table:name="Etat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row table:style-name="ro9">
          <table:table-cell table:number-columns-repeated="4"/>
        </table:table-row>
        <table:table-row table:style-name="ro9">
          <table:table-cell/>
          <table:table-cell table:style-name="ce47" office:value-type="string" calcext:value-type="string">
            <text:p>Altérations d’action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trophie</text:p>
          </table:table-cell>
          <table:table-cell office:value-type="string" calcext:value-type="string">
            <text:p>Empêche le personnage affligé d'attaquer ou utiliser des compétences d'arme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Enchevêtrement / Handicap</text:p>
          </table:table-cell>
          <table:table-cell office:value-type="string" calcext:value-type="string">
            <text:p>Empêche le personnage de se déplacer et donne un malus.</text:p>
          </table:table-cell>
          <table:table-cell office:value-type="string" calcext:value-type="string">
            <text:p>Malus -4 aux esquives</text:p>
          </table:table-cell>
        </table:table-row>
        <table:table-row table:style-name="ro9">
          <table:table-cell/>
          <table:table-cell office:value-type="string" calcext:value-type="string">
            <text:p>Plan étheré</text:p>
          </table:table-cell>
          <table:table-cell office:value-type="string" calcext:value-type="string">
            <text:p>Le personnage est dans un autre plan, ne pouvant pas interagir avec le réel et inversement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Renversement</text:p>
          </table:table-cell>
          <table:table-cell office:value-type="string" calcext:value-type="string">
            <text:p>Le personnage est à terre et incapable de se déplacer. Se relever prend un tour au combat.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47" office:value-type="string" calcext:value-type="string">
            <text:p>Altérations mentale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écité</text:p>
          </table:table-cell>
          <table:table-cell office:value-type="string" calcext:value-type="string">
            <text:p>Réduit la portée et donne un malus.</text:p>
          </table:table-cell>
          <table:table-cell office:value-type="string" calcext:value-type="string">
            <text:p>Malus -4 aux actions de précision</text:p>
          </table:table-cell>
        </table:table-row>
        <table:table-row table:style-name="ro9">
          <table:table-cell/>
          <table:table-cell office:value-type="string" calcext:value-type="string">
            <text:p>Charme</text:p>
          </table:table-cell>
          <table:table-cell office:value-type="string" calcext:value-type="string">
            <text:p>Retourne temporairement un personnage contre ses allié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Folie / Démence</text:p>
          </table:table-cell>
          <table:table-cell office:value-type="string" calcext:value-type="string">
            <text:p>Le personnage est fou de rage et attaque l'ami ou ennemi le plus proche, sans distinction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Provocation</text:p>
          </table:table-cell>
          <table:table-cell office:value-type="string" calcext:value-type="string">
            <text:p>La cible est obligée d'attaquer le lanceu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Silence</text:p>
          </table:table-cell>
          <table:table-cell office:value-type="string" calcext:value-type="string">
            <text:p>Empêche le personnage de parler et de lancer des sorts ayant des temps d’incantation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Sommeil</text:p>
          </table:table-cell>
          <table:table-cell office:value-type="string" calcext:value-type="string">
            <text:p>La cible est incapable d'agir ou de se déplace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Terreur</text:p>
          </table:table-cell>
          <table:table-cell office:value-type="string" calcext:value-type="string">
            <text:p>Le personnage s'enfuit de terreur et donne un malus.</text:p>
          </table:table-cell>
          <table:table-cell office:value-type="string" calcext:value-type="string">
            <text:p>Malus -4 aux esquives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47" office:value-type="string" calcext:value-type="string">
            <text:p>Altérations diverses</text:p>
          </table:table-cell>
          <table:table-cell table:number-columns-repeated="2"/>
        </table:table-row>
        <table:table-row table:style-name="ro9">
          <table:table-cell/>
          <table:table-cell table:style-name="ce49" office:value-type="string" calcext:value-type="string">
            <text:p>Bénédiction</text:p>
          </table:table-cell>
          <table:table-cell office:value-type="string" calcext:value-type="string">
            <text:p>Le personnage voit toutes ses caractéristiques augmenter de 1.</text:p>
          </table:table-cell>
          <table:table-cell office:value-type="string" calcext:value-type="string">
            <text:p>Bonus +1 aux caractéristiques</text:p>
          </table:table-cell>
        </table:table-row>
        <table:table-row table:style-name="ro9">
          <table:table-cell/>
          <table:table-cell office:value-type="string" calcext:value-type="string">
            <text:p>Empoisonnement / Hémorragie</text:p>
          </table:table-cell>
          <table:table-cell office:value-type="string" calcext:value-type="string">
            <text:p>Inflige des dégâts sans résistance à chaque tour.</text:p>
          </table:table-cell>
          <table:table-cell office:value-type="string" calcext:value-type="string">
            <text:p>1 PV chaque tour</text:p>
          </table:table-cell>
        </table:table-row>
        <table:table-row table:style-name="ro9">
          <table:table-cell/>
          <table:table-cell office:value-type="string" calcext:value-type="string">
            <text:p>Infection</text:p>
          </table:table-cell>
          <table:table-cell office:value-type="string" calcext:value-type="string">
            <text:p>Le personnage est contagieux et donne un malus.</text:p>
          </table:table-cell>
          <table:table-cell office:value-type="string" calcext:value-type="string">
            <text:p>Malus -2 pour toute action</text:p>
          </table:table-cell>
        </table:table-row>
        <table:table-row table:style-name="ro9">
          <table:table-cell/>
          <table:table-cell office:value-type="string" calcext:value-type="string">
            <text:p>Maladie</text:p>
          </table:table-cell>
          <table:table-cell office:value-type="string" calcext:value-type="string">
            <text:p>Donne un malus.</text:p>
          </table:table-cell>
          <table:table-cell office:value-type="string" calcext:value-type="string">
            <text:p>Malus -2 pour toute action</text:p>
          </table:table-cell>
        </table:table-row>
        <table:table-row table:style-name="ro9">
          <table:table-cell/>
          <table:table-cell office:value-type="string" calcext:value-type="string">
            <text:p>Putréfaction</text:p>
          </table:table-cell>
          <table:table-cell office:value-type="string" calcext:value-type="string">
            <text:p>Le personnage subit des dégâts des soin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Maudit</text:p>
          </table:table-cell>
          <table:table-cell office:value-type="string" calcext:value-type="string">
            <text:p>Le personnage voit toutes ses caractéristiques baisser de 1.</text:p>
          </table:table-cell>
          <table:table-cell office:value-type="string" calcext:value-type="string">
            <text:p>Malus -1 aux caractéristiques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47" office:value-type="string" calcext:value-type="string">
            <text:p>Altérations élémentaire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Brûlure</text:p>
          </table:table-cell>
          <table:table-cell office:value-type="string" calcext:value-type="string">
            <text:p>Inflige des dégâts à chaque tour.</text:p>
          </table:table-cell>
          <table:table-cell office:value-type="string" calcext:value-type="string">
            <text:p>1 PV chaque tour</text:p>
          </table:table-cell>
        </table:table-row>
        <table:table-row table:style-name="ro9">
          <table:table-cell/>
          <table:table-cell office:value-type="string" calcext:value-type="string">
            <text:p>Etat de choc</text:p>
          </table:table-cell>
          <table:table-cell office:value-type="string" calcext:value-type="string">
            <text:p>Le personnage est choqué par l'électricité et donne un malus. Subir Etat de choc une seconde fois ou Humidité provoque Etourdissement.</text:p>
          </table:table-cell>
          <table:table-cell office:value-type="string" calcext:value-type="string">
            <text:p>Malus -2 aux actions de déplacement et esquives</text:p>
          </table:table-cell>
        </table:table-row>
        <table:table-row table:style-name="ro9">
          <table:table-cell/>
          <table:table-cell office:value-type="string" calcext:value-type="string">
            <text:p>Etourdissement</text:p>
          </table:table-cell>
          <table:table-cell office:value-type="string" calcext:value-type="string">
            <text:p>Paralysé par l'électricité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Coup de froid</text:p>
          </table:table-cell>
          <table:table-cell office:value-type="string" calcext:value-type="string">
            <text:p><text:span text:style-name="T1">Le personnage est refroidi et donne un malus. Subir Humidité provoque Gel.</text:span>Malus aux actions de déplacement et d’esquive</text:p>
          </table:table-cell>
          <table:table-cell office:value-type="string" calcext:value-type="string">
            <text:p>Malus -2 aux actions de déplacement et esquives</text:p>
          </table:table-cell>
        </table:table-row>
        <table:table-row table:style-name="ro9">
          <table:table-cell/>
          <table:table-cell office:value-type="string" calcext:value-type="string">
            <text:p>Gel</text:p>
          </table:table-cell>
          <table:table-cell office:value-type="string" calcext:value-type="string">
            <text:p>Paralysé par le gel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Humidité</text:p>
          </table:table-cell>
          <table:table-cell office:value-type="string" calcext:value-type="string">
            <text:p>Subir Etat de choc après Humidité provoque Etourdissement. Subir Coup de froid provoque Gel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Pétrification</text:p>
          </table:table-cell>
          <table:table-cell office:value-type="string" calcext:value-type="string">
            <text:p>La cible est incapable de bouger et d'agir de manière permanente.</text:p>
          </table:table-cell>
          <table:table-cell/>
        </table:table-row>
      </table:table>
      <table:named-expressions/>
      <table:database-ranges>
        <table:database-range table:name="__Anonymous_Sheet_DB__2" table:target-range-address="Assassin.A14:Assassin.K22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Bretteur.A6:Bretteur.K14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Sorcier.A9:Sorcier.K28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Enchanteur.A2:Enchanteur.J52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7" table:target-range-address="Druide.A2:Druide.L50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8" table:target-range-address="Pretre.A2:Pretre.K45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9" table:target-range-address="Barde.A2:Barde.K33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0" table:target-range-address="'En Attente'.B4:'En Attente'.D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1:18:18.4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37:40.441000000</meta:creation-date>
    <dc:date>2022-04-30T13:17:14.636000000</dc:date>
    <meta:editing-duration>PT13H38M31S</meta:editing-duration>
    <meta:editing-cycles>207</meta:editing-cycles>
    <meta:generator>LibreOffice/7.3.2.2$Windows_X86_64 LibreOffice_project/49f2b1bff42cfccbd8f788c8dc32c1c309559be0</meta:generator>
    <meta:document-statistic meta:table-count="12" meta:cell-count="2703" meta:object-count="0"/>
  </office:meta>
</office:document-meta>
</file>